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A6000003746D41BBB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draw:marker-start-width="0.355cm" draw:marker-end="Arrow" draw:marker-end-width="0.203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start-width="0.433cm" draw:marker-end-width="0.433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193cm" svg:height="13.18cm" svg:x="7.985cm" svg:y="6.743cm">
          <draw:image xlink:href="Pictures/10000000000007A6000003746D41BBB6.png" xlink:type="simple" xlink:show="embed" xlink:actuate="onLoad">
            <text:p/>
          </draw:image>
        </draw:frame>
        <draw:line draw:style-name="gr2" draw:text-style-name="P1" draw:layer="layout" svg:x1="6.334cm" svg:y1="8.493cm" svg:x2="6.334cm" svg:y2="9.001cm">
          <text:p/>
        </draw:line>
        <draw:line draw:style-name="gr2" draw:text-style-name="P1" draw:layer="layout" svg:x1="6.334cm" svg:y1="9.763cm" svg:x2="6.334cm" svg:y2="9.255cm">
          <text:p/>
        </draw:line>
        <draw:line draw:style-name="gr3" draw:text-style-name="P1" draw:layer="layout" svg:x1="6.207cm" svg:y1="9.255cm" svg:x2="6.461cm" svg:y2="9.255cm">
          <text:p/>
        </draw:line>
        <draw:line draw:style-name="gr3" draw:text-style-name="P1" draw:layer="layout" svg:x1="6.207cm" svg:y1="9.001cm" svg:x2="6.461cm" svg:y2="9.001cm">
          <text:p/>
        </draw:line>
        <draw:frame draw:style-name="gr4" draw:text-style-name="P2" draw:layer="layout" svg:width="1.905cm" svg:height="0.806cm" svg:x="4.048cm" svg:y="8.747cm">
          <draw:text-box>
            <text:p text:style-name="P2"><text:span text:style-name="T1">0.05in</text:span></text:p>
          </draw:text-box>
        </draw:frame>
        <draw:line draw:style-name="gr2" draw:text-style-name="P1" draw:layer="layout" svg:x1="10.017cm" svg:y1="9.763cm" svg:x2="10.017cm" svg:y2="10.271cm">
          <text:p/>
        </draw:line>
        <draw:line draw:style-name="gr2" draw:text-style-name="P1" draw:layer="layout" svg:x1="10.017cm" svg:y1="11.287cm" svg:x2="10.017cm" svg:y2="10.779cm">
          <text:p/>
        </draw:line>
        <draw:line draw:style-name="gr3" draw:text-style-name="P1" draw:layer="layout" svg:x1="9.89cm" svg:y1="10.779cm" svg:x2="10.144cm" svg:y2="10.779cm">
          <text:p/>
        </draw:line>
        <draw:line draw:style-name="gr3" draw:text-style-name="P1" draw:layer="layout" svg:x1="9.89cm" svg:y1="10.271cm" svg:x2="10.144cm" svg:y2="10.271cm">
          <text:p/>
        </draw:line>
        <draw:frame draw:style-name="gr4" draw:text-style-name="P2" draw:layer="layout" svg:width="1.905cm" svg:height="0.806cm" svg:x="7.985cm" svg:y="10.144cm">
          <draw:text-box>
            <text:p text:style-name="P2"><text:span text:style-name="T1">0.05in</text:span></text:p>
          </draw:text-box>
        </draw:frame>
        <draw:line draw:style-name="gr2" draw:text-style-name="P1" draw:layer="layout" svg:x1="24.241cm" svg:y1="10.779cm" svg:x2="24.241cm" svg:y2="11.287cm">
          <text:p/>
        </draw:line>
        <draw:line draw:style-name="gr2" draw:text-style-name="P1" draw:layer="layout" svg:x1="24.241cm" svg:y1="12.303cm" svg:x2="24.241cm" svg:y2="11.795cm">
          <text:p/>
        </draw:line>
        <draw:line draw:style-name="gr3" draw:text-style-name="P1" draw:layer="layout" svg:x1="24.114cm" svg:y1="11.795cm" svg:x2="24.368cm" svg:y2="11.795cm">
          <text:p/>
        </draw:line>
        <draw:line draw:style-name="gr3" draw:text-style-name="P1" draw:layer="layout" svg:x1="24.114cm" svg:y1="11.287cm" svg:x2="24.368cm" svg:y2="11.287cm">
          <text:p/>
        </draw:line>
        <draw:frame draw:style-name="gr4" draw:text-style-name="P2" draw:layer="layout" svg:width="1.905cm" svg:height="0.806cm" svg:x="22.209cm" svg:y="11.16cm">
          <draw:text-box>
            <text:p text:style-name="P2"><text:span text:style-name="T1">0.05in</text:span></text:p>
          </draw:text-box>
        </draw:frame>
        <draw:frame draw:style-name="gr4" draw:text-style-name="P2" draw:layer="layout" svg:width="3.81cm" svg:height="0.806cm" svg:x="18.399cm" svg:y="8.366cm">
          <draw:text-box>
            <text:p text:style-name="P2"><text:span text:style-name="T1">Field4 text</text:span></text:p>
          </draw:text-box>
        </draw:frame>
        <draw:frame draw:style-name="gr4" draw:text-style-name="P2" draw:layer="layout" svg:width="3.81cm" svg:height="0.806cm" svg:x="17.002cm" svg:y="12.132cm">
          <draw:text-box>
            <text:p text:style-name="P2"><text:span text:style-name="T1">Reference text</text:span></text:p>
          </draw:text-box>
        </draw:frame>
        <draw:frame draw:style-name="gr4" draw:text-style-name="P2" draw:layer="layout" svg:width="3.81cm" svg:height="0.806cm" svg:x="20.812cm" svg:y="16.958cm">
          <draw:text-box>
            <text:p text:style-name="P2"><text:span text:style-name="T1">Value text</text:span></text:p>
          </draw:text-box>
        </draw:frame>
        <draw:frame draw:style-name="gr4" draw:text-style-name="P2" draw:layer="layout" svg:width="3.81cm" svg:height="0.806cm" svg:x="17.002cm" svg:y="12.132cm">
          <draw:text-box>
            <text:p text:style-name="P2"><text:span text:style-name="T1">Reference text</text:span></text:p>
          </draw:text-box>
        </draw:frame>
        <draw:frame draw:style-name="gr4" draw:text-style-name="P2" draw:layer="layout" svg:width="3.81cm" svg:height="0.806cm" svg:x="17.51cm" svg:y="10.608cm">
          <draw:text-box>
            <text:p text:style-name="P2"><text:span text:style-name="T1">Footprint text</text:span></text:p>
          </draw:text-box>
        </draw:frame>
        <draw:path draw:style-name="gr2" draw:text-style-name="P1" draw:layer="layout" svg:width="4.825cm" svg:height="0.126cm" svg:x="10.525cm" svg:y="5.572cm" svg:viewBox="0 0 4826 127" svg:d="M4826 127c-1609-42-3217-85-4826-127">
          <text:p/>
        </draw:path>
        <draw:path draw:style-name="gr2" draw:text-style-name="P1" draw:layer="layout" svg:width="4.785cm" svg:height="0.253cm" svg:x="19.709cm" svg:y="5.445cm" svg:viewBox="0 0 4786 254" svg:d="M0 254c1103 0 3770-254 4786-254">
          <text:p/>
        </draw:path>
        <draw:path draw:style-name="gr2" draw:text-style-name="P1" draw:layer="layout" svg:width="3.301cm" svg:height="0.767cm" svg:x="15.097cm" svg:y="8.741cm" svg:viewBox="0 0 3302 768" svg:d="M3302 6c-1609-42-2032 127-3302 762">
          <text:p/>
        </draw:path>
        <draw:path draw:style-name="gr2" draw:text-style-name="P1" draw:layer="layout" svg:width="4.698cm" svg:height="1.777cm" svg:x="21.193cm" svg:y="8.747cm" svg:viewBox="0 0 4699 1778" svg:d="M0 0c1103 0 3556 762 4699 1778">
          <text:p/>
        </draw:path>
        <draw:path draw:style-name="gr2" draw:text-style-name="P1" draw:layer="layout" svg:width="3.555cm" svg:height="0.253cm" svg:x="14.081cm" svg:y="10.779cm" svg:viewBox="0 0 3556 254" svg:d="M3556 254c-1609-42-1947-212-3556-254">
          <text:p/>
        </draw:path>
        <draw:path draw:style-name="gr2" draw:text-style-name="P1" draw:layer="layout" svg:width="5.714cm" svg:height="1.371cm" svg:x="20.812cm" svg:y="11.033cm" svg:viewBox="0 0 5715 1372" svg:d="M0 0c3429 1524 2540 1778 5715 762">
          <text:p/>
        </draw:path>
        <draw:path draw:style-name="gr2" draw:text-style-name="P1" draw:layer="layout" svg:width="1.396cm" svg:height="0.634cm" svg:x="15.732cm" svg:y="11.922cm" svg:viewBox="0 0 1397 635" svg:d="M1397 635c-635 0-889-127-1397-635">
          <text:p/>
        </draw:path>
        <draw:path draw:style-name="gr2" draw:text-style-name="P1" draw:layer="layout" svg:width="4.19cm" svg:height="0.225cm" svg:x="20.685cm" svg:y="12.557cm" svg:viewBox="0 0 4191 226" svg:d="M0 0c1103 0 2540 508 4191 0">
          <text:p/>
        </draw:path>
        <draw:path draw:style-name="gr2" draw:text-style-name="P1" draw:layer="layout" svg:width="2.92cm" svg:height="1.904cm" svg:x="18.018cm" svg:y="15.478cm" svg:viewBox="0 0 2921 1905" svg:d="M2921 1905c-1609-42-2794-1397-2921-1905">
          <text:p/>
        </draw:path>
        <draw:path draw:style-name="gr2" draw:text-style-name="P1" draw:layer="layout" svg:width="4.952cm" svg:height="2.412cm" svg:x="23.479cm" svg:y="14.97cm" svg:viewBox="0 0 4953 2413" svg:d="M0 2413c1103 0 4064-1524 4953-2413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11-30T10:50:43.54</meta:creation-date>
    <dc:date>2017-11-30T11:36:21.81</dc:date>
    <meta:editing-duration>PT30M28S</meta:editing-duration>
    <meta:editing-cycles>1</meta:editing-cycles>
    <meta:document-statistic meta:object-count="31"/>
    <meta:generator>OpenOffice/4.1.3$Win32 OpenOffice.org_project/413m1$Build-9783</meta:generator>
  </office:meta>
</office:document-meta>
</file>